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6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/>
          <table:table-cell office:value-type="string" calcext:value-type="string">
            <text:p>GOOGLE SCHOLAR</text:p>
          </table:table-cell>
          <table:table-cell table:number-columns-repeated="2"/>
          <table:table-cell office:value-type="string" calcext:value-type="string">
            <text:p>NASA 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Date Interval</text:p>
          </table:table-cell>
          <table:table-cell office:value-type="string" calcext:value-type="string">
            <text:p>Page/Item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57" calcext:value-type="float">
            <text:p>4157</text:p>
          </table:table-cell>
          <table:table-cell table:number-columns-repeated="2"/>
          <table:table-cell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number-columns-repeated="3"/>
          <table:table-cell table:formula="of:=[.G4]-[.G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formula="of:=SUM([.F$4:.F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number-columns-repeated="3"/>
          <table:table-cell table:formula="of:=[.G5]-[.G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formula="of:=SUM([.F$4:.F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number-columns-repeated="3"/>
          <table:table-cell table:formula="of:=[.G6]-[.G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formula="of:=SUM([.F$4:.F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number-columns-repeated="3"/>
          <table:table-cell table:formula="of:=[.G7]-[.G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formula="of:=SUM([.F$4:.F7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number-columns-repeated="3"/>
          <table:table-cell table:formula="of:=[.G8]-[.G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F$4:.F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number-columns-repeated="3"/>
          <table:table-cell table:formula="of:=[.G9]-[.G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formula="of:=SUM([.F$4:.F9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number-columns-repeated="3"/>
          <table:table-cell table:formula="of:=[.G10]-[.G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formula="of:=SUM([.F$4:.F1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number-columns-repeated="3"/>
          <table:table-cell table:formula="of:=[.G11]-[.G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formula="of:=SUM([.F$4:.F1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number-columns-repeated="3"/>
          <table:table-cell table:formula="of:=[.G12]-[.G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table:formula="of:=SUM([.F$4:.F12])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number-columns-repeated="3"/>
          <table:table-cell table:formula="of:=[.G13]-[.G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F$4:.F13]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number-columns-repeated="3"/>
          <table:table-cell table:formula="of:=[.G14]-[.G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F$4:.F14])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number-columns-repeated="3"/>
          <table:table-cell table:formula="of:=[.G15]-[.G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F$4:.F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number-columns-repeated="3"/>
          <table:table-cell table:formula="of:=[.G16]-[.G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F$4:.F16])"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number-columns-repeated="3"/>
          <table:table-cell table:formula="of:=[.G17]-[.G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F$4:.F17])"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number-columns-repeated="3"/>
          <table:table-cell table:formula="of:=[.G18]-[.G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F$4:.F18])"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number-columns-repeated="3"/>
          <table:table-cell table:formula="of:=[.G19]-[.G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F$4:.F19])"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number-columns-repeated="3"/>
          <table:table-cell table:formula="of:=[.G20]-[.G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F$4:.F20])"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3"/>
          <table:table-cell table:formula="of:=[.G21]-[.G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F$4:.F21])"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number-columns-repeated="3"/>
          <table:table-cell table:formula="of:=[.G22]-[.G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F$4:.F22])"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number-columns-repeated="3"/>
          <table:table-cell table:formula="of:=[.G23]-[.G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F$4:.F23])"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3"/>
          <table:table-cell table:formula="of:=[.G24]-[.G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F$4:.F24])"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3"/>
          <table:table-cell table:formula="of:=[.G25]-[.G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F$4:.F25])"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3"/>
          <table:table-cell table:formula="of:=[.G26]-[.G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F$4:.F26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-110" calcext:value-type="float">
            <text:p>-110</text:p>
          </table:table-cell>
          <table:table-cell/>
          <table:table-cell table:formula="of:=[.G27]-[.G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F$4:.F27])"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float" office:value="193" calcext:value-type="float">
            <text:p>19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80/1</text:p>
          </table:table-cell>
          <table:table-cell table:formula="of:=[.G28]-[.G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F$4:.F28])"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float" office:value="436" calcext:value-type="float">
            <text:p>436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60/8</text:p>
          </table:table-cell>
          <table:table-cell table:formula="of:=[.G29]-[.G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F$4:.F29])"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float" office:value="162" calcext:value-type="float">
            <text:p>162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17/2</text:p>
          </table:table-cell>
          <table:table-cell table:formula="of:=[.G30]-[.G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F$4:.F30])" office:value-type="float" office:value="1532" calcext:value-type="float">
            <text:p>1532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00/00/00</text:date>, <text:time style:data-style-name="N2" text:time-value="11:17:21.402879156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1:41.206513005</meta:creation-date>
    <dc:date>2020-03-23T12:20:55.244296828</dc:date>
    <meta:editing-duration>PT1H34M25S</meta:editing-duration>
    <meta:editing-cycles>2</meta:editing-cycles>
    <meta:generator>LibreOffice/5.1.6.2$Linux_X86_64 LibreOffice_project/10m0$Build-2</meta:generator>
    <meta:document-statistic meta:table-count="1" meta:cell-count="151" meta:object-count="0"/>
  </office:meta>
</office:document-meta>
</file>